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1_24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2, FF 1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A. S. Isaacs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24 July 1874</text:p>
      <text:p text:style-name="P6">Month<text:tab/><text:tab/><text:tab/><text:tab/><text:tab/><text:tab/>July</text:p>
      <text:p text:style-name="P6">Year<text:tab/><text:tab/><text:tab/><text:tab/><text:tab/><text:tab/>1874</text:p>
      <text:p text:style-name="P6">Hebrew Date<text:tab/><text:tab/><text:tab/><text:tab/><text:tab/></text:p>
      <text:p text:style-name="P6">Undated</text:p>
      <text:p text:style-name="P6">City<text:tab/><text:tab/><text:tab/><text:tab/><text:tab/><text:tab/>New York</text:p>
      <text:p text:style-name="P6">State<text:tab/><text:tab/><text:tab/><text:tab/><text:tab/><text:tab/>New York<text:tab/><text:tab/><text:tab/>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/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Y</text:p>
      <text:p text:style-name="P6">Stamp<text:tab/><text:tab/><text:tab/><text:tab/><text:tab/><text:tab/></text:p>
      <text:p text:style-name="P6">Postma<text:tab/>rk<text:tab/><text:tab/><text:tab/><text:tab/><text:tab/>Y<text:tab/><text:tab/><text:tab/></text:p>
      <text:p text:style-name="P6">Wax seal<text:tab/><text:tab/><text:tab/><text:tab/><text:tab/>Y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Envelope]</text:span></text:p>
      <text:p text:style-name="P2"><text:span text:style-name="T1">OFFICE OF<text:tab/><text:tab/><text:tab/><text:tab/>Return if not found within six [?]/</text:span></text:p>
      <text:p text:style-name="P2"><text:span text:style-name="T1">The Jewish Messenger,/</text:span></text:p>
      <text:p text:style-name="P2"><text:span text:style-name="T1">645 Broadway,/</text:span></text:p>
      <text:p text:style-name="P2"><text:span text:style-name="T1">NEW YORK./</text:span></text:p>
      <text:p text:style-name="P2"><text:span text:style-name="T1">REV. S. M. ISAACS &amp; SONS,/</text:span></text:p>
      <text:p text:style-name="P2"><text:span text:style-name="T1"><text:tab/>Editors and Proprietors./</text:span></text:p>
      <text:p text:style-name="P2"><text:span text:style-name="T1"/></text:p>
      <text:p text:style-name="P3"><text:span text:style-name="T1">Rev. S. Morais/</text:span></text:p>
      <text:p text:style-name="P3"><text:span text:style-name="T1">546 N. 5</text:span><text:span text:style-name="T2">th</text:span><text:span text:style-name="T1"> Street/</text:span></text:p>
      <text:p text:style-name="P3"><text:span text:style-name="T1">Philadelpia/</text:span></text:p>
      <text:p text:style-name="P3"><text:span text:style-name="T1">Pa/</text:span></text:p>
      <text:p text:style-name="P2"><text:span text:style-name="T1"/></text:p>
      <text:p text:style-name="P2"><text:span text:style-name="T1">[Page 1]</text:span></text:p>
      <text:p text:style-name="P4"><text:span text:style-name="T1">The Jewish Messenger,/</text:span></text:p>
      <text:p text:style-name="P2"><text:span text:style-name="T1">REV. S. M. ISAACS &amp; SONS,/</text:span></text:p>
      <text:p text:style-name="P2"><text:span text:style-name="T1"><text:tab/>Editors and Proprietors.<text:tab/><text:tab/><text:tab/><text:tab/><text:tab/><text:tab/>Office—645 BROADWAY,/</text:span></text:p>
      <text:p text:style-name="P3"><text:span text:style-name="T1">NEW YORK, July 24 1874/</text:span></text:p>
      <text:p text:style-name="P2"><text:span text:style-name="T1">Rev. Mr. Morais,/</text:span></text:p>
      <text:p text:style-name="P2"><text:span text:style-name="T1"><text:tab/>My dear Sir:/</text:span></text:p>
      <text:p text:style-name="P2"><text:span text:style-name="T1"><text:tab/><text:tab/>Yours of the 22d/ inst., received &amp; while personally I/ know nothing of Immanuel ben Salomo's/ </text:span><text:span text:style-name="T3">Machberoth</text:span><text:span text:style-name="T4">, I have a book-loving friend/ who will exert himself to secure a/ copy. <text:s/>I shall see him to-day most probably/ &amp; as he has the entree of several large/ private Hebrew libraries in this city, there/ is a strong chance that he will alight/ upon the book./</text:span></text:p>
      <text:p text:style-name="P2"><text:span text:style-name="T4"><text:tab/>If I were in Philadelphia/ I would dearly like to help you in/ German: any assistance I can/ render is cheerfully at your service./</text:span></text:p>
      <text:p text:style-name="P2"><text:span text:style-name="T4"><text:tab/>Yours, &amp;c.,/<text:line-break/><text:tab/><text:tab/>A. S. Isaacs./</text:span></text:p>
      <text:p text:style-name="P2"><text:span text:style-name="T4">Father has just returned from/ the country vastly improved in health &amp; he/ thanks you for your inquiries &amp; reciprocates your kind wishe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1T12:13:41</meta:creation-date>
    <dc:date>2009-05-21T12:28:00</dc:date>
    <dc:language>en-US</dc:language>
    <meta:editing-cycles>2</meta:editing-cycles>
    <meta:editing-duration>PT14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82" meta:word-count="343" meta:character-count="2302"/>
  </office:meta>
</office:document-meta>
</file>